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62cm" fo:padding-bottom="0.162cm" fo:padding-left="0.287cm" fo:padding-right="0.287cm" draw:shadow="hidden" draw:shadow-offset-x="0.2cm" draw:shadow-offset-y="0.2cm" draw:shadow-color="#808080"/>
    </style:style>
    <style:style style:name="gr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3"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2f00" draw:textarea-horizontal-align="justify" fo:padding-top="0.15cm" fo:padding-bottom="0.15cm" fo:padding-left="0.275cm" fo:padding-right="0.275cm" draw:shadow="hidden" draw:shadow-offset-x="0.2cm" draw:shadow-offset-y="0.2cm" draw:shadow-color="#808080"/>
    </style:style>
    <style:style style:name="gr4"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9900" draw:textarea-horizontal-align="justify" fo:padding-top="0.15cm" fo:padding-bottom="0.15cm" fo:padding-left="0.275cm" fo:padding-right="0.275cm" draw:shadow="hidden" draw:shadow-offset-x="0.2cm" draw:shadow-offset-y="0.2cm" draw:shadow-color="#808080"/>
    </style:style>
    <style:style style:name="gr5"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ffff00" draw:textarea-horizontal-align="justify" fo:padding-top="0.15cm" fo:padding-bottom="0.15cm" fo:padding-left="0.275cm" fo:padding-right="0.275cm" draw:shadow="hidden" draw:shadow-offset-x="0.2cm" draw:shadow-offset-y="0.2cm" draw:shadow-color="#808080"/>
    </style:style>
    <style:style style:name="gr6"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48f639" draw:textarea-horizontal-align="justify" fo:padding-top="0.15cm" fo:padding-bottom="0.15cm" fo:padding-left="0.275cm" fo:padding-right="0.275cm" draw:shadow="hidden" draw:shadow-offset-x="0.2cm" draw:shadow-offset-y="0.2cm" draw:shadow-color="#808080"/>
    </style:style>
    <style:style style:name="gr7" style:family="graphic" style:parent-style-name="standard" style:list-style-name="L1">
      <style:graphic-properties draw:stroke="solid" svg:stroke-width="0.05cm" svg:stroke-color="#1b1918" draw:marker-start="" draw:marker-start-width="0.2cm" draw:marker-start-center="false" draw:marker-end="" draw:marker-end-width="0.2cm" draw:marker-end-center="false" draw:stroke-linejoin="miter" svg:stroke-linecap="butt" draw:fill="solid" draw:fill-color="#ab417f" draw:textarea-horizontal-align="justify" fo:padding-top="0.15cm" fo:padding-bottom="0.15cm" fo:padding-left="0.275cm" fo:padding-right="0.275cm" draw:shadow="hidden" draw:shadow-offset-x="0.2cm" draw:shadow-offset-y="0.2cm" draw:shadow-color="#808080"/>
    </style:style>
    <style:style style:name="gr8" style:family="graphic" style:parent-style-name="standard" style:list-style-name="L1">
      <style:graphic-properties draw:stroke="solid" svg:stroke-width="0.05cm" svg:stroke-color="#000000" draw:marker-start="" draw:marker-start-width="0.2cm" draw:marker-start-center="false" draw:marker-end="" draw:marker-end-width="0.2cm" draw:marker-end-center="false" draw:stroke-linejoin="miter" svg:stroke-linecap="butt" draw:fill="solid" draw:fill-color="#6af7f2" draw:textarea-horizontal-align="justify" fo:padding-top="0.15cm" fo:padding-bottom="0.15cm" fo:padding-left="0.275cm" fo:padding-right="0.275cm" draw:shadow="hidden" draw:shadow-offset-x="0.2cm" draw:shadow-offset-y="0.2cm" draw:shadow-color="#808080"/>
    </style:style>
    <style:style style:name="gr9"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0"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5b1b5"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none" draw:fill-color="#729fcf" draw:textarea-horizontal-align="justify" fo:padding-top="0.162cm" fo:padding-bottom="0.162cm" fo:padding-left="0.287cm" fo:padding-right="0.287cm" draw:shadow="hidden" draw:shadow-offset-x="0.2cm" draw:shadow-offset-y="0.2cm" draw:shadow-color="#808080"/>
    </style:style>
    <style:style style:name="gr15"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17"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8" style:family="graphic" style:parent-style-name="standard" style:list-style-name="L1">
      <style:graphic-properties draw:stroke="solid" svg:stroke-width="0.075cm" svg:stroke-color="#1b1918" draw:marker-start="" draw:marker-start-width="0.2cm" draw:marker-start-center="false" draw:marker-end="" draw:marker-end-width="0.2cm" draw:marker-end-center="false" draw:stroke-linejoin="miter" svg:stroke-linecap="butt" draw:fill="solid" draw:fill-color="#f606d5" draw:textarea-horizontal-align="justify" fo:padding-top="0.162cm" fo:padding-bottom="0.162cm" fo:padding-left="0.287cm" fo:padding-right="0.287cm" draw:shadow="hidden" draw:shadow-offset-x="0.2cm" draw:shadow-offset-y="0.2cm" draw:shadow-color="#808080"/>
    </style:style>
    <style:style style:name="gr19"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00" draw:textarea-horizontal-align="justify" draw:textarea-vertical-align="middle" draw:auto-grow-height="false" fo:min-height="0.066cm" fo:min-width="0cm"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solid" svg:stroke-width="0cm" svg:stroke-color="#3465a4" draw:marker-start="" draw:marker-start-width="0.2cm" draw:marker-start-center="false" draw:marker-end="" draw:marker-end-width="0.2cm" draw:marker-end-center="false" draw:fill="solid" draw:fill-color="#ffff6b" draw:textarea-horizontal-align="justify" draw:textarea-vertical-align="middle" draw:auto-grow-height="false" fo:min-height="0.003cm" fo:min-width="0cm"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25"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26"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2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29"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0"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2"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33"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34"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5"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36"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7"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8"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39"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0"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1"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2"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4"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5"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729fcf" draw:textarea-horizontal-align="justify" draw:textarea-vertical-align="middle" fo:padding-top="0.16cm" fo:padding-bottom="0.16cm" fo:padding-left="0.285cm" fo:padding-right="0.285cm" draw:shadow="hidden" draw:shadow-offset-x="0.2cm" draw:shadow-offset-y="0.2cm" draw:shadow-color="#808080"/>
    </style:style>
    <style:style style:name="gr46" style:family="graphic" style:parent-style-name="standard" style:list-style-name="L1">
      <style:graphic-properties draw:stroke="solid" svg:stroke-width="0.05cm" svg:stroke-color="#000000" draw:marker-start="" draw:marker-start-width="0.375cm" draw:marker-start-center="false" draw:marker-end="" draw:marker-end-width="0.375cm" draw:marker-end-center="false" draw:fill="solid" draw:fill-color="#8ef8f5" draw:textarea-horizontal-align="justify" draw:textarea-vertical-align="middle" draw:auto-grow-height="false" fo:min-height="0.55cm" fo:min-width="0.3cm" fo:padding-top="0.15cm" fo:padding-bottom="0.15cm" fo:padding-left="0.275cm" fo:padding-right="0.275cm" draw:shadow="hidden" draw:shadow-offset-x="0.2cm" draw:shadow-offset-y="0.2cm" draw:shadow-color="#808080"/>
    </style:style>
    <style:style style:name="gr47"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1b1918" draw:textarea-horizontal-align="justify" fo:padding-top="0.135cm" fo:padding-bottom="0.135cm" fo:padding-left="0.26cm" fo:padding-right="0.26cm" draw:shadow="hidden" draw:shadow-offset-x="0.2cm" draw:shadow-offset-y="0.2cm" draw:shadow-color="#808080"/>
    </style:style>
    <style:style style:name="gr48"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49" style:family="graphic" style:parent-style-name="standard" style:list-style-name="L1">
      <style:graphic-properties draw:stroke="solid" svg:stroke-width="0.02cm" svg:stroke-color="#1b1918" draw:marker-start="" draw:marker-start-width="0.2cm" draw:marker-start-center="false" draw:marker-end="" draw:marker-end-width="0.2cm" draw:marker-end-center="false" draw:stroke-linejoin="miter" svg:stroke-linecap="butt" draw:fill="solid" draw:fill-color="#ffffff" draw:textarea-horizontal-align="justify" fo:padding-top="0.135cm" fo:padding-bottom="0.135cm" fo:padding-left="0.26cm" fo:padding-right="0.26cm" draw:shadow="hidden" draw:shadow-offset-x="0.2cm" draw:shadow-offset-y="0.2cm" draw:shadow-color="#808080"/>
    </style:style>
    <style:style style:name="gr50" style:family="graphic" style:parent-style-name="objectwithoutfill">
      <style:graphic-properties svg:stroke-width="0.07cm" svg:stroke-color="#000000" draw:marker-start-width="0.415cm" draw:marker-end-width="0.415cm" draw:fill="none" draw:textarea-vertical-align="middle" fo:padding-top="0.16cm" fo:padding-bottom="0.16cm" fo:padding-left="0.285cm" fo:padding-right="0.285cm"/>
    </style:style>
    <style:style style:name="gr51"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2"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3" style:family="graphic" style:parent-style-name="standard" style:list-style-name="L1">
      <style:graphic-properties draw:stroke="solid" svg:stroke-width="0.07cm" svg:stroke-color="#000000" draw:marker-start="" draw:marker-start-width="0.415cm" draw:marker-start-center="false" draw:marker-end="" draw:marker-end-width="0.415cm" draw:marker-end-center="false" draw:fill="none" draw:fill-color="#dddddd" draw:textarea-horizontal-align="justify" draw:textarea-vertical-align="middle" fo:padding-top="0.16cm" fo:padding-bottom="0.16cm" fo:padding-left="0.285cm" fo:padding-right="0.285cm" draw:shadow="hidden" draw:shadow-offset-x="0.2cm" draw:shadow-offset-y="0.2cm" draw:shadow-color="#808080"/>
    </style:style>
    <style:style style:name="gr54" style:family="graphic" style:parent-style-name="standard">
      <style:graphic-properties svg:stroke-width="0.07cm" svg:stroke-color="#000000" draw:marker-start-width="0.43cm" draw:marker-end-width="0.43cm" draw:textarea-vertical-align="middle" fo:padding-top="0.16cm" fo:padding-bottom="0.16cm" fo:padding-left="0.285cm" fo:padding-right="0.285cm"/>
    </style:style>
    <style:style style:name="gr55" style:family="graphic" style:parent-style-name="standard">
      <style:graphic-properties svg:stroke-width="0.05cm" svg:stroke-color="#000000" draw:marker-start-width="0.355cm" draw:marker-end-width="0.355cm" draw:fill-color="#8ef8f5" draw:textarea-vertical-align="middle" draw:auto-grow-height="false" fo:min-height="0.95cm" fo:min-width="0.7cm" fo:padding-top="0.15cm" fo:padding-bottom="0.15cm" fo:padding-left="0.275cm" fo:padding-right="0.275cm"/>
    </style:style>
    <style:style style:name="P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f606d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 style:family="paragraph">
      <loext:graphic-properties draw:fill="solid" draw:fill-color="#ff2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ff99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48f639"/>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 style:family="paragraph">
      <loext:graphic-properties draw:fill="solid" draw:fill-color="#ab417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6af7f2"/>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729fc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 style:family="paragraph">
      <loext:graphic-properties draw:fill="solid" draw:fill-color="#f5b1b5"/>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 style:family="paragraph">
      <loext:graphic-properties draw:fill="solid" draw:fill-color="#1b1918"/>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8ef8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 style:family="paragraph">
      <loext:graphic-properties draw:fill="none"/>
      <style:paragraph-properties fo:text-align="center"/>
    </style:style>
    <style:style style:name="P17" style:family="paragraph">
      <loext:graphic-properties draw:fill="none" draw:fill-color="#dddddd"/>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8" style:family="paragraph">
      <style:paragraph-properties fo:text-align="center"/>
    </style:style>
    <style:style style:name="P19" style:family="paragraph">
      <loext:graphic-properties draw:fill-color="#8ef8f5"/>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polygon draw:style-name="gr1" draw:text-style-name="P1" draw:layer="layout" svg:width="7.135cm" svg:height="7.452cm" svg:x="7.913cm" svg:y="4.907cm" svg:viewBox="0 0 7136 7453" draw:points="2573,558 1728,1385 1386,1859 928,2166 407,2558 76,2916 0,3617 126,4011 333,4260 776,4460 1305,4445 1530,4397 2158,4371 3215,4612 3574,4550 4042,4384 4232,4139 4025,4647 3913,5068 3713,5582 3648,5996 3610,6210 3568,6527 3535,6929 3664,7217 3964,7342 4461,7437 5104,7453 5761,7427 6325,7336 6899,7206 7136,4113 7062,2960 6816,1842 6346,940 5813,314 5145,74 4120,0 3417,55">
          <text:p/>
        </draw:polygon>
        <draw:path draw:style-name="gr2" draw:text-style-name="P2" draw:layer="layout" svg:width="3.414cm" svg:height="2.002cm" svg:x="9.275cm" svg:y="4.71cm" svg:viewBox="0 0 3415 2003" svg:d="M0 2003c910-1086 1551-667 2129-837 577-170 1439-1015 1262-1045l-480-80c-271-75-596-33-905 14-578 169-1359 353-2006 1948z">
          <text:p/>
        </draw:path>
        <draw:g draw:name="рог">
          <draw:path draw:style-name="gr3" draw:text-style-name="P3" draw:layer="layout" svg:width="0.3cm" svg:height="0.652cm" svg:x="9.876cm" svg:y="3.234cm" svg:viewBox="0 0 301 653" svg:d="M182 653c114-34 149-258 90-372l-88-121c-73-90-40-131-154-160l-30 88c-5 65 35 213 55 275 31 98 46 240 127 290z">
            <text:p/>
          </draw:path>
          <draw:path draw:style-name="gr4" draw:text-style-name="P4" draw:layer="layout" svg:width="0.372cm" svg:height="0.53cm" svg:x="10.088cm" svg:y="3.699cm" svg:viewBox="0 0 373 531" svg:d="M52 529c202 8 320 5 321-214 1-78-20-139-47-189l-80-93c-7-5-48-33-48-33-260 67-211 306-146 529z">
            <text:p/>
          </draw:path>
          <draw:path draw:style-name="gr5" draw:text-style-name="P5" draw:layer="layout" svg:width="0.454cm" svg:height="0.642cm" svg:x="10.201cm" svg:y="4.042cm" svg:viewBox="0 0 455 643" svg:d="M145 180c-42 43-105 51-128 83-20 31-21 139-9 163 50 18 10 88 48 217 91 8 143-96 226-110 39-39 61-80 97-129 40-54 60-83 76-170-1-40-15-70-24-106-83-61-50-93-113-128-57 49-69 124-147 171z">
            <text:p/>
          </draw:path>
          <draw:path draw:style-name="gr6" draw:text-style-name="P6" draw:layer="layout" svg:width="0.637cm" svg:height="0.781cm" svg:x="10.279cm" svg:y="4.335cm" svg:viewBox="0 0 638 782" svg:d="M217 782c170-168 61-115 242-263 3-3 8-7 11-10l22-20c73-74 112-169 133-279 17-86 20-58-9-118-13-25-13-20-32-49-3-5-17-19-18-28 0-9-6-11-9-15-96 4-13 0-75 10-20 3 13-9-35 6-58 19-77 59-118 101-178 177-327 206-329 491-1 167 48 151 217 174z">
            <text:p/>
          </draw:path>
          <draw:path draw:style-name="gr7" draw:text-style-name="P7" draw:layer="layout" svg:width="1.171cm" svg:height="1.114cm" svg:x="10.539cm" svg:y="4.817cm" svg:viewBox="0 0 1172 1115" svg:d="M636 3c-74 203 193 137-219 605-28 31-589 604-364 492l1109-547c79-40-321-408-453-533-20-19-70-24-73-17z">
            <text:p/>
          </draw:path>
          <draw:path draw:style-name="gr8" draw:text-style-name="P8" draw:layer="layout" svg:width="0.764cm" svg:height="1.236cm" svg:x="10.412cm" svg:y="4.554cm" svg:viewBox="0 0 765 1237" svg:d="M475 63c-14 95-129 264-179 341-65 101-273 212-296 233l13 124c59 106 95 405 142 476 75-6 243-211 297-277 53-65 186-149 265-338 35-83 53-246 47-355-28-44-34-29-63-87-27-54-16-62-53-99-72-37-36-56-109-81-34 41-10 29-64 63z">
            <text:p/>
          </draw:path>
          <draw:polygon draw:style-name="gr9" draw:text-style-name="P9" draw:layer="layout" svg:width="1.906cm" svg:height="2.871cm" svg:x="9.801cm" svg:y="3.07cm" svg:viewBox="0 0 1907 2872" draw:points="0,0 782,2872 1907,2309">
            <text:p/>
          </draw:polygon>
        </draw:g>
        <draw:polygon draw:style-name="gr10" draw:text-style-name="P2" draw:layer="layout" svg:width="3.254cm" svg:height="4.938cm" svg:x="13.233cm" svg:y="5.006cm" svg:viewBox="0 0 3255 4939" draw:points="0,710 36,0 396,79 721,238 1080,542 1398,839 1704,1168 1914,1659 1995,2068 2065,2711 2067,3111 2078,3419 2077,3773 2194,4072 2500,4400 2938,4487 3255,4399 3141,4701 2819,4898 2329,4939 1809,4798 1583,4508 1408,4261 1264,4011 1154,3805 746,2734 514,1694">
          <text:p/>
        </draw:polygon>
        <draw:g draw:name="ухо">
          <draw:path draw:style-name="gr11" draw:text-style-name="P1" draw:layer="layout" svg:width="1.353cm" svg:height="2.331cm" svg:x="12.006cm" svg:y="4.281cm" svg:viewBox="0 0 1354 2332" svg:d="M1305 2332l-1305-620 209-882 378-566c124-88 246-176 368-264 65 103 138 210 182 337 41 114 90 248 128 388l72 486 17 540z">
            <text:p/>
          </draw:path>
          <draw:path draw:style-name="gr12" draw:text-style-name="P9" draw:layer="layout" svg:width="1.353cm" svg:height="2.331cm" svg:x="12.006cm" svg:y="4.281cm" svg:viewBox="0 0 1354 2332" svg:d="M0 1712l209-882 378-566c124-88 246-176 368-264 65 103 138 210 182 337 41 114 90 248 128 388l72 486 17 540-49 581">
            <text:p/>
          </draw:path>
          <draw:polygon draw:style-name="gr13" draw:text-style-name="P10" draw:layer="layout" svg:width="0.692cm" svg:height="1.492cm" svg:x="12.318cm" svg:y="4.875cm" svg:viewBox="0 0 693 1493" draw:points="602,1493 0,1241 116,561 224,243 495,0 658,306 693,537 689,1047">
            <text:p/>
          </draw:polygon>
          <draw:polyline draw:style-name="gr14" draw:text-style-name="P9" draw:layer="layout" svg:width="0.692cm" svg:height="1.492cm" svg:x="12.318cm" svg:y="4.875cm" svg:viewBox="0 0 693 1493" draw:points="0,1241 116,561 224,243 495,0 658,306 693,537 689,1047 602,1493">
            <text:p/>
          </draw:polyline>
        </draw:g>
        <draw:polygon draw:style-name="gr15" draw:text-style-name="P2" draw:layer="layout" svg:width="1.409cm" svg:height="2.265cm" svg:x="7.916cm" svg:y="7.126cm" svg:viewBox="0 0 1410 2266" draw:points="908,0 532,249 221,544 32,880 0,1269 71,1625 249,1959 531,2162 906,2266 1410,2198 1376,2004 1359,1798 1340,1472 1248,1210 1106,946 987,619 970,325">
          <text:p/>
        </draw:polygon>
        <draw:path draw:style-name="gr16" draw:text-style-name="P11" draw:layer="layout" svg:width="0.291cm" svg:height="0.291cm" svg:x="8.323cm" svg:y="7.873cm" svg:viewBox="0 0 292 292" svg:d="M145 0h1c27 0 50 6 73 20 23 13 40 30 53 53 14 23 20 46 20 73s-6 50-20 73c-13 23-30 40-53 53-23 14-46 20-73 20s-50-6-73-20c-23-13-40-30-53-53-14-23-20-46-20-73s6-50 20-73c13-23 30-40 53-53 23-14 45-20 72-20z">
          <text:p/>
        </draw:path>
        <draw:polygon draw:style-name="gr17" draw:text-style-name="P2" draw:layer="layout" svg:width="1.993cm" svg:height="3.222cm" svg:x="14.027cm" svg:y="8.099cm" svg:viewBox="0 0 1994 3223" draw:points="89,0 0,1489 45,1959 220,2369 483,2811 852,3128 1282,3223 1994,2979 1360,2859 1044,2566 1034,2041 1015,1704 791,1414 470,917 322,610">
          <text:p/>
        </draw:polygon>
        <draw:polygon draw:style-name="gr18" draw:text-style-name="P2" draw:layer="layout" svg:width="1.948cm" svg:height="3.322cm" svg:x="13.849cm" svg:y="9.412cm" svg:viewBox="0 0 1949 3323" draw:points="155,0 55,1100 0,2059 175,2469 438,2911 807,3228 1237,3323 1949,3079 1315,2959 999,2666 989,2141 970,1804 746,1514 425,1017 277,710">
          <text:p/>
        </draw:polygon>
        <draw:custom-shape draw:style-name="gr19" draw:text-style-name="P12" draw:layer="layout" svg:width="1.7cm" svg:height="1.8cm" svg:x="4.973cm" svg:y="3.3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0" draw:text-style-name="P13" draw:layer="layout" svg:width="1.36cm" svg:height="1.441cm" svg:x="4.573cm" svg:y="6.071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21" draw:text-style-name="P13" draw:layer="layout" svg:width="1.36cm" svg:height="1.441cm" svg:x="7.573cm" svg:y="2.03cm">
          <text:p/>
          <draw:enhanced-geometry svg:viewBox="0 0 21600 21600" draw:text-areas="?f4 ?f4 ?f3 ?f3" draw:type="star4" draw:modifiers="8100"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g>
          <draw:line draw:style-name="gr22" draw:text-style-name="P14" draw:layer="глаз1" svg:x1="10.077cm" svg:y1="6.866cm" svg:x2="9.877cm" svg:y2="6.566cm">
            <text:p/>
          </draw:line>
          <draw:line draw:style-name="gr23" draw:text-style-name="P14" draw:layer="глаз1" svg:x1="10.477cm" svg:y1="6.766cm" svg:x2="10.477cm" svg:y2="6.366cm">
            <text:p/>
          </draw:line>
          <draw:line draw:style-name="gr24" draw:text-style-name="P14" draw:layer="глаз1" svg:x1="10.877cm" svg:y1="6.866cm" svg:x2="11.077cm" svg:y2="6.566cm">
            <text:p/>
          </draw:line>
          <draw:custom-shape draw:style-name="gr25" draw:text-style-name="P15" draw:layer="глаз1"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26" draw:text-style-name="P11" draw:layer="глаз1" svg:width="0.699cm" svg:height="0.699cm" svg:x="9.977cm" svg:y="6.766cm" svg:viewBox="0 0 700 700" svg:d="M350 0c65 0 119 15 175 47s96 72 128 128 47 110 47 175-15 119-47 175-72 96-128 128-110 47-175 47-119-15-175-47-96-72-128-128-47-110-47-175 15-119 47-175 72-96 128-128 110-47 175-47z">
              <text:p/>
            </draw:path>
            <draw:path draw:style-name="gr27" draw:text-style-name="P1" draw:layer="глаз1" svg:width="0.179cm" svg:height="0.179cm" svg:x="10.374cm" svg:y="6.977cm" svg:viewBox="0 0 180 180" svg:d="M90 0c16 0 30 4 45 12 14 8 25 19 33 33 8 15 12 28 12 45 0 16-4 30-12 45-8 14-19 25-33 33-15 8-29 12-45 12-17 0-30-4-45-12-14-8-25-19-33-33-8-15-12-29-12-45 0-17 4-30 12-45 8-14 19-25 33-33 15-8 28-12 45-12z">
              <text:p/>
            </draw:path>
            <draw:path draw:style-name="gr28" draw:text-style-name="P1" draw:layer="глаз1" svg:width="0.179cm" svg:height="0.179cm" svg:x="10.108cm" svg:y="6.889cm" svg:viewBox="0 0 180 180" svg:d="M90 0c16 0 30 4 45 12 14 8 25 19 33 33 8 15 12 28 12 45 0 16-4 30-12 45-8 14-19 25-33 33-15 8-29 12-45 12-17 0-30-4-45-12-14-8-25-19-33-33-8-15-12-29-12-45 0-17 4-30 12-45 8-14 19-25 33-33 15-8 28-12 45-12z">
              <text:p/>
            </draw:path>
          </draw:g>
        </draw:g>
        <draw:line draw:style-name="gr29" draw:text-style-name="P14" draw:layer="глаз2" svg:x1="10.077cm" svg:y1="6.866cm" svg:x2="9.877cm" svg:y2="6.566cm">
          <text:p/>
        </draw:line>
        <draw:line draw:style-name="gr30" draw:text-style-name="P14" draw:layer="глаз2" svg:x1="10.477cm" svg:y1="6.766cm" svg:x2="10.477cm" svg:y2="6.366cm">
          <text:p/>
        </draw:line>
        <draw:line draw:style-name="gr31" draw:text-style-name="P14" draw:layer="глаз2" svg:x1="10.877cm" svg:y1="6.866cm" svg:x2="11.077cm" svg:y2="6.566cm">
          <text:p/>
        </draw:line>
        <draw:custom-shape draw:style-name="gr32" draw:text-style-name="P15" draw:layer="глаз2" svg:width="1.2cm" svg:height="1.2cm" svg:x="9.869cm" svg:y="6.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33" draw:text-style-name="P11" draw:layer="глаз2" svg:width="0.699cm" svg:height="0.699cm" svg:x="10.077cm" svg:y="6.766cm" svg:viewBox="0 0 700 700" svg:d="M350 0c65 0 119 15 175 47s96 72 128 128 47 110 47 175-15 119-47 175-72 96-128 128-110 47-175 47-119-15-175-47-96-72-128-128-47-110-47-175 15-119 47-175 72-96 128-128 110-47 175-47z">
            <text:p/>
          </draw:path>
          <draw:path draw:style-name="gr34" draw:text-style-name="P1" draw:layer="глаз2" svg:width="0.179cm" svg:height="0.179cm" svg:x="10.474cm" svg:y="6.977cm" svg:viewBox="0 0 180 180" svg:d="M90 0c16 0 30 4 45 12 14 8 25 19 33 33 8 15 12 28 12 45 0 16-4 30-12 45-8 14-19 25-33 33-15 8-29 12-45 12-17 0-30-4-45-12-14-8-25-19-33-33-8-15-12-29-12-45 0-17 4-30 12-45 8-14 19-25 33-33 15-8 28-12 45-12z">
            <text:p/>
          </draw:path>
          <draw:path draw:style-name="gr35" draw:text-style-name="P1" draw:layer="глаз2" svg:width="0.179cm" svg:height="0.179cm" svg:x="10.208cm" svg:y="6.889cm" svg:viewBox="0 0 180 180" svg:d="M90 0c16 0 30 4 45 12 14 8 25 19 33 33 8 15 12 28 12 45 0 16-4 30-12 45-8 14-19 25-33 33-15 8-29 12-45 12-17 0-30-4-45-12-14-8-25-19-33-33-8-15-12-29-12-45 0-17 4-30 12-45 8-14 19-25 33-33 15-8 28-12 45-12z">
            <text:p/>
          </draw:path>
        </draw:g>
        <draw:line draw:style-name="gr36" draw:text-style-name="P14" draw:layer="глаз3" svg:x1="10.081cm" svg:y1="6.862cm" svg:x2="9.881cm" svg:y2="6.562cm">
          <text:p/>
        </draw:line>
        <draw:line draw:style-name="gr37" draw:text-style-name="P14" draw:layer="глаз3" svg:x1="10.481cm" svg:y1="6.762cm" svg:x2="10.481cm" svg:y2="6.362cm">
          <text:p/>
        </draw:line>
        <draw:line draw:style-name="gr38" draw:text-style-name="P14" draw:layer="глаз3" svg:x1="10.881cm" svg:y1="6.862cm" svg:x2="11.081cm" svg:y2="6.562cm">
          <text:p/>
        </draw:line>
        <draw:custom-shape draw:style-name="gr39" draw:text-style-name="P15" draw:layer="глаз3" svg:width="1.2cm" svg:height="1.2cm" svg:x="9.873cm" svg:y="6.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0" draw:text-style-name="P11" draw:layer="глаз3" svg:width="0.699cm" svg:height="0.699cm" svg:x="10.181cm" svg:y="6.762cm" svg:viewBox="0 0 700 700" svg:d="M350 0c65 0 119 15 175 47s96 72 128 128 47 110 47 175-15 119-47 175-72 96-128 128-110 47-175 47-119-15-175-47-96-72-128-128-47-110-47-175 15-119 47-175 72-96 128-128 110-47 175-47z">
            <text:p/>
          </draw:path>
          <draw:path draw:style-name="gr41" draw:text-style-name="P1" draw:layer="глаз3" svg:width="0.179cm" svg:height="0.179cm" svg:x="10.578cm" svg:y="6.973cm" svg:viewBox="0 0 180 180" svg:d="M90 0c16 0 30 4 45 12 14 8 25 19 33 33 8 15 12 28 12 45 0 16-4 30-12 45-8 14-19 25-33 33-15 8-29 12-45 12-17 0-30-4-45-12-14-8-25-19-33-33-8-15-12-29-12-45 0-17 4-30 12-45 8-14 19-25 33-33 15-8 28-12 45-12z">
            <text:p/>
          </draw:path>
          <draw:path draw:style-name="gr42" draw:text-style-name="P1" draw:layer="глаз3" svg:width="0.179cm" svg:height="0.179cm" svg:x="10.312cm" svg:y="6.885cm" svg:viewBox="0 0 180 180" svg:d="M90 0c16 0 30 4 45 12 14 8 25 19 33 33 8 15 12 28 12 45 0 16-4 30-12 45-8 14-19 25-33 33-15 8-29 12-45 12-17 0-30-4-45-12-14-8-25-19-33-33-8-15-12-29-12-45 0-17 4-30 12-45 8-14 19-25 33-33 15-8 28-12 45-12z">
            <text:p/>
          </draw:path>
        </draw:g>
        <draw:line draw:style-name="gr43" draw:text-style-name="P14" draw:layer="глаз4" svg:x1="10.085cm" svg:y1="6.857cm" svg:x2="9.885cm" svg:y2="6.557cm">
          <text:p/>
        </draw:line>
        <draw:line draw:style-name="gr44" draw:text-style-name="P14" draw:layer="глаз4" svg:x1="10.485cm" svg:y1="6.757cm" svg:x2="10.485cm" svg:y2="6.357cm">
          <text:p/>
        </draw:line>
        <draw:line draw:style-name="gr45" draw:text-style-name="P14" draw:layer="глаз4" svg:x1="10.885cm" svg:y1="6.857cm" svg:x2="11.085cm" svg:y2="6.557cm">
          <text:p/>
        </draw:line>
        <draw:custom-shape draw:style-name="gr46" draw:text-style-name="P15" draw:layer="глаз4" svg:width="1.2cm" svg:height="1.2cm" svg:x="9.877cm" svg:y="6.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path draw:style-name="gr47" draw:text-style-name="P11" draw:layer="глаз4" svg:width="0.699cm" svg:height="0.699cm" svg:x="10.285cm" svg:y="6.757cm" svg:viewBox="0 0 700 700" svg:d="M350 0c65 0 119 15 175 47s96 72 128 128 47 110 47 175-15 119-47 175-72 96-128 128-110 47-175 47-119-15-175-47-96-72-128-128-47-110-47-175 15-119 47-175 72-96 128-128 110-47 175-47z">
            <text:p/>
          </draw:path>
          <draw:path draw:style-name="gr48" draw:text-style-name="P1" draw:layer="глаз4" svg:width="0.179cm" svg:height="0.179cm" svg:x="10.682cm" svg:y="6.968cm" svg:viewBox="0 0 180 180" svg:d="M90 0c16 0 30 4 45 12 14 8 25 19 33 33 8 15 12 28 12 45 0 16-4 30-12 45-8 14-19 25-33 33-15 8-29 12-45 12-17 0-30-4-45-12-14-8-25-19-33-33-8-15-12-29-12-45 0-17 4-30 12-45 8-14 19-25 33-33 15-8 28-12 45-12z">
            <text:p/>
          </draw:path>
          <draw:path draw:style-name="gr49" draw:text-style-name="P1" draw:layer="глаз4" svg:width="0.179cm" svg:height="0.179cm" svg:x="10.416cm" svg:y="6.88cm" svg:viewBox="0 0 180 180" svg:d="M90 0c16 0 30 4 45 12 14 8 25 19 33 33 8 15 12 28 12 45 0 16-4 30-12 45-8 14-19 25-33 33-15 8-29 12-45 12-17 0-30-4-45-12-14-8-25-19-33-33-8-15-12-29-12-45 0-17 4-30 12-45 8-14 19-25 33-33 15-8 28-12 45-12z">
            <text:p/>
          </draw:path>
        </draw:g>
        <draw:path draw:style-name="gr50" draw:text-style-name="P16" draw:layer="layout" svg:width="1.013cm" svg:height="0.122cm" draw:transform="rotate (0.0905825881785057) translate (8.29016520771599cm 9.09172445912805cm)" svg:viewBox="0 0 1014 123" svg:d="M0 109c368 0 797 72 1014-109">
          <text:p/>
        </draw:path>
        <draw:line draw:style-name="gr51" draw:text-style-name="P17" draw:layer="глаз закрыт" svg:x1="10.1cm" svg:y1="7.7cm" svg:x2="9.877cm" svg:y2="7.966cm">
          <text:p/>
        </draw:line>
        <draw:line draw:style-name="gr52" draw:text-style-name="P17" draw:layer="глаз закрыт" svg:x1="10.477cm" svg:y1="8.266cm" svg:x2="10.477cm" svg:y2="7.866cm">
          <text:p/>
        </draw:line>
        <draw:line draw:style-name="gr53" draw:text-style-name="P17" draw:layer="глаз закрыт" svg:x1="10.9cm" svg:y1="7.7cm" svg:x2="11.077cm" svg:y2="7.966cm">
          <text:p/>
        </draw:line>
        <draw:circle draw:style-name="gr54" draw:text-style-name="P18" draw:layer="глаз закрыт" svg:width="1.2cm" svg:height="1.2cm" draw:transform="rotate (-3.14159265358979) translate (11.1cm 7.9cm)" draw:kind="arc" draw:start-angle="0.67" draw:end-angle="180.76">
          <text:p/>
        </draw:circle>
        <draw:custom-shape draw:style-name="gr55" draw:text-style-name="P19" draw:layer="промежуточный" svg:width="1.2cm" svg:height="1.2cm" svg:x="9.9cm" svg:y="6.7cm">
          <text:p/>
          <draw:enhanced-geometry draw:glue-point-type="segments" draw:type="mso-spt100" draw:modifiers="-179.511064176927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0cm" fo:margin-bottom="0cm" fo:margin-left="0cm" fo:margin-right="0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глаз1"/>
      <draw:layer draw:name="промежуточный"/>
      <draw:layer draw:name="глаз2"/>
      <draw:layer draw:name="глаз3"/>
      <draw:layer draw:name="глаз4"/>
      <draw:layer draw:name="глаз закрыт"/>
    </draw:layer-set>
    <style:master-page style:name="PM0" style:page-layout-name="PM0" draw:style-name="Mdp1"/>
    <style:master-page style:name="PM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12-16T16:23:06.288000000</dc:date>
    <meta:editing-duration>PT5H12M11S</meta:editing-duration>
    <meta:editing-cycles>64</meta:editing-cycles>
    <meta:generator>LibreOffice/6.1.3.2$Windows_X86_64 LibreOffice_project/86daf60bf00efa86ad547e59e09d6bb77c699acb</meta:generator>
    <meta:document-statistic meta:object-count="62"/>
  </office:meta>
</office:document-meta>
</file>